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1.2977083333333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5.58270833333333cm"/>
    </style:style>
    <style:style style:name="co8" style:family="table-column">
      <style:table-column-properties fo:break-before="auto" style:column-width="9.525cm"/>
    </style:style>
    <style:style style:name="co9" style:family="table-column">
      <style:table-column-properties fo:break-before="auto" style:column-width="8.546041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85.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5" table:default-cell-style-name="ce2"/>
        <table:table-column table:style-name="co10" table:number-columns-repeated="15360" table:default-cell-style-name="ce1"/>
        <table:table-row table:style-name="ro1">
          <table:table-cell table:number-columns-repeated="2" table:style-name="ce2"/>
          <table:table-cell office:value-type="string" table:style-name="ce2">
            <text:p>Description of Risk</text:p>
          </table:table-cell>
          <table:table-cell office:value-type="string" table:style-name="ce2">
            <text:p>Probability (1-10)</text:p>
          </table:table-cell>
          <table:table-cell office:value-type="string" table:style-name="ce2">
            <text:p>Impact (1-10)</text:p>
          </table:table-cell>
          <table:table-cell office:value-type="string" table:style-name="ce2">
            <text:p>Priority (probability * impact)</text:p>
          </table:table-cell>
          <table:table-cell office:value-type="string" table:style-name="ce2">
            <text:p>Triggers (if not obvious)</text:p>
          </table:table-cell>
          <table:table-cell office:value-type="string" table:style-name="ce2">
            <text:p>Response Plan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Technical:</text:p>
          </table:table-cell>
          <table:table-cell office:value-type="string" table:style-name="ce2">
            <text:p>Gripper</text:p>
          </table:table-cell>
          <table:table-cell office:value-type="string" table:style-name="ce2">
            <text:p>servo breaks without prompting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0" table:formula="of:=SUM([.D2]*[.E2])" table:style-name="ce2">
            <text:p>10</text:p>
          </table:table-cell>
          <table:table-cell table:style-name="ce2"/>
          <table:table-cell office:value-type="string" table:style-name="ce2">
            <text:p>If servo is from china replace with one of the spares and order another. If servo is from UK, replace with spare and begin RMA process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gripper self-destructs breaking servo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5" table:formula="of:=SUM([.D3]*[.E3])" table:style-name="ce2">
            <text:p>15</text:p>
          </table:table-cell>
          <table:table-cell table:style-name="ce2"/>
          <table:table-cell office:value-type="string" table:style-name="ce2">
            <text:p>Replace servo with spare and order another spare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gripper self-destructs breaking plastics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6" table:formula="of:=SUM([.D4]*[.E4])" table:style-name="ce2">
            <text:p>6</text:p>
          </table:table-cell>
          <table:table-cell table:style-name="ce2"/>
          <table:table-cell office:value-type="string" table:style-name="ce2">
            <text:p>Re-print (one day lost)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style-name="ce2"/>
          <table:table-cell office:value-type="string" table:style-name="ce2">
            <text:p>kinect:</text:p>
          </table:table-cell>
          <table:table-cell table:number-columns-repeated="6" table:style-name="ce2"/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4">
          <table:table-cell table:number-columns-repeated="2" table:style-name="ce2"/>
          <table:table-cell office:value-type="string" table:style-name="ce2">
            <text:p>Power supply voltage issues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14" table:formula="of:=SUM([.D6]*[.E6])" table:style-name="ce2">
            <text:p>14</text:p>
          </table:table-cell>
          <table:table-cell office:value-type="string" table:style-name="ce2">
            <text:p>Power supply moves more than 0.5v out of specification</text:p>
          </table:table-cell>
          <table:table-cell office:value-type="string" table:style-name="ce2">
            <text:p>Monitor closely for the first few days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Runs too slowly on second PC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formula="of:=SUM([.D7]*[.E7])" table:style-name="ce2">
            <text:p>12</text:p>
          </table:table-cell>
          <table:table-cell office:value-type="string" table:style-name="ce2">
            <text:p>Major issues occur</text:p>
          </table:table-cell>
          <table:table-cell office:value-type="string" table:style-name="ce2">
            <text:p>Optimise hectorSLAM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4">
          <table:table-cell table:number-columns-repeated="2" table:style-name="ce2"/>
          <table:table-cell office:value-type="string" table:style-name="ce2">
            <text:p>Issues translating kinect pixel numbers to coordinate referenced to any robot frame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float" office:value="24" table:formula="of:=SUM([.D8]*[.E8])" table:style-name="ce2">
            <text:p>24</text:p>
          </table:table-cell>
          <table:table-cell table:style-name="ce2"/>
          <table:table-cell office:value-type="string" table:style-name="ce2">
            <text:p>Seek advice on TF from lecturers, if that doesn't work then group meeting (and both work on solution)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4">
          <table:table-cell table:style-name="ce2"/>
          <table:table-cell office:value-type="string" table:style-name="ce2">
            <text:p>Gripper vision:</text:p>
          </table:table-cell>
          <table:table-cell table:number-columns-repeated="6" table:style-name="ce2"/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fractal QR codes don't work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40" table:formula="of:=SUM([.D10]*[.E10])" table:style-name="ce2">
            <text:p>40</text:p>
          </table:table-cell>
          <table:table-cell table:style-name="ce2"/>
          <table:table-cell office:value-type="string" table:style-name="ce2">
            <text:p>Solution explained in main execution plan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camera too close, fractal QR code doesn't work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48" table:formula="of:=SUM([.D11]*[.E11])" table:style-name="ce2">
            <text:p>48</text:p>
          </table:table-cell>
          <table:table-cell table:style-name="ce2"/>
          <table:table-cell office:value-type="string" table:style-name="ce2">
            <text:p>" <text:s text:c="3"/>" <text:s text:c="3"/>" <text:s text:c="3"/>" <text:s text:c="3"/>" <text:s text:c="3"/>" <text:s text:c="3"/>" <text:s text:c="3"/>" <text:s text:c="3"/>" <text:s text:c="3"/>" <text:s text:c="3"/>" <text:s text:c="3"/>" <text:s text:c="3"/>"<text:s/>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ripper/kinect vision uses up too many computational resources causing issues with kinematic calculations resulting in:</text:p>
          </table:table-cell>
          <table:table-cell table:number-columns-repeated="4" table:style-name="ce2"/>
          <table:table-cell office:value-type="string" table:style-name="ce2">
            <text:p>Optimise hectorSLAM to reduce computational requirements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Non-smooth trajectories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0" table:formula="of:=SUM([.D13]*[.E13])" table:style-name="ce2">
            <text:p>10</text:p>
          </table:table-cell>
          <table:table-cell table:style-name="ce2"/>
          <table:table-cell office:value-type="string" table:style-name="ce2">
            <text:p>Minor issue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Jumping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formula="of:=SUM([.D14]*[.E14])" table:style-name="ce2">
            <text:p>12</text:p>
          </table:table-cell>
          <table:table-cell table:style-name="ce2"/>
          <table:table-cell office:value-type="string" table:style-name="ce2">
            <text:p>Medium issue, investivate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<text:s/>collisions with other objects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8" table:formula="of:=SUM([.D15]*[.E15])" table:style-name="ce2">
            <text:p>18</text:p>
          </table:table-cell>
          <table:table-cell table:style-name="ce2"/>
          <table:table-cell office:value-type="string" table:style-name="ce2">
            <text:p>Major issue, re-evaulate computational requirements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Collisions with self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8" table:formula="of:=SUM([.D16]*[.E16])" table:style-name="ce2">
            <text:p>18</text:p>
          </table:table-cell>
          <table:table-cell table:style-name="ce2"/>
          <table:table-cell office:value-type="string" table:style-name="ce2">
            <text:p><text:s text:c="4"/>" <text:s text:c="3"/>" <text:s text:c="3"/>" <text:s text:c="3"/>" <text:s text:c="3"/>" <text:s text:c="3"/>" <text:s text:c="3"/>" <text:s text:c="3"/>" <text:s text:c="3"/>" <text:s text:c="3"/>" <text:s text:c="3"/>" <text:s text:c="3"/>"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4">
          <table:table-cell table:number-columns-repeated="2" table:style-name="ce2"/>
          <table:table-cell office:value-type="string" table:style-name="ce2">
            <text:p>gripper can't deform to shape of object properly, can't pick object up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8" table:formula="of:=SUM([.D17]*[.E17])" table:style-name="ce2">
            <text:p>18</text:p>
          </table:table-cell>
          <table:table-cell office:value-type="string" table:style-name="ce2">
            <text:p>Object frequently drops from gripper</text:p>
          </table:table-cell>
          <table:table-cell office:value-type="string" table:style-name="ce2">
            <text:p>Attach 'bag' to gripper, if tht fails discuss redesign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style-name="ce2"/>
          <table:table-cell office:value-type="string" table:style-name="ce2">
            <text:p>localisation:</text:p>
          </table:table-cell>
          <table:table-cell table:number-columns-repeated="6" table:style-name="ce2"/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Robot crashes into walls/things resulting in:</text:p>
          </table:table-cell>
          <table:table-cell table:number-columns-repeated="5" table:style-name="ce2"/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breaks nothing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8" table:formula="of:=SUM([.D20]*[.E20])" table:style-name="ce2">
            <text:p>8</text:p>
          </table:table-cell>
          <table:table-cell table:style-name="ce2"/>
          <table:table-cell office:value-type="string" table:style-name="ce2">
            <text:p>Be more careful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breaks arm plastics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8" table:formula="of:=SUM([.D21]*[.E21])" table:style-name="ce2">
            <text:p>18</text:p>
          </table:table-cell>
          <table:table-cell table:style-name="ce2"/>
          <table:table-cell office:value-type="string" table:style-name="ce2">
            <text:p>Re-print (two days lost)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4">
          <table:table-cell table:number-columns-repeated="2" table:style-name="ce2"/>
          <table:table-cell office:value-type="string" table:style-name="ce2">
            <text:p>breaks arm servo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table:number-columns-repeated="2" table:style-name="ce2"/>
          <table:table-cell office:value-type="string" table:style-name="ce2">
            <text:p>Major issue, redesign testing approach, look for replacement whilst initiating RMA to korea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breaks encoder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8" table:formula="of:=SUM([.D23]*[.E23])" table:style-name="ce2">
            <text:p>18</text:p>
          </table:table-cell>
          <table:table-cell table:style-name="ce2"/>
          <table:table-cell office:value-type="string" table:style-name="ce2">
            <text:p>Fix encoder (two days lost)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4">
          <table:table-cell table:number-columns-repeated="2" table:style-name="ce2"/>
          <table:table-cell office:value-type="string" table:style-name="ce2">
            <text:p>robot can't get close enough to object (more than once or twice)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21" table:formula="of:=SUM([.D24]*[.E24])" table:style-name="ce2">
            <text:p>21</text:p>
          </table:table-cell>
          <table:table-cell table:style-name="ce2"/>
          <table:table-cell office:value-type="string" table:style-name="ce2">
            <text:p>Tune navigation systems, if fails then team meeting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4">
          <table:table-cell table:style-name="ce2"/>
          <table:table-cell office:value-type="string" table:style-name="ce2">
            <text:p>object mapping:</text:p>
          </table:table-cell>
          <table:table-cell table:number-columns-repeated="6" table:style-name="ce2"/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Robot can't see far away objects (1.5m+)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21" table:formula="of:=SUM([.D26]*[.E26])" table:style-name="ce2">
            <text:p>21</text:p>
          </table:table-cell>
          <table:table-cell table:style-name="ce2"/>
          <table:table-cell office:value-type="string" table:style-name="ce2">
            <text:p>Should be addressed in development phase 1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robot falsly identifies objects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14" table:formula="of:=SUM([.D27]*[.E27])" table:style-name="ce2">
            <text:p>14</text:p>
          </table:table-cell>
          <table:table-cell table:style-name="ce2"/>
          <table:table-cell office:value-type="string" table:style-name="ce2">
            <text:p>Both team members quickly construct a filter where a number of successful matches have to happen in sequence in order to trigger 'object found'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5" table:style-name="ce2"/>
          <table:table-cell office:value-type="float" office:value="0" table:formula="of:=SUM([.D28]*[.E28])" table:style-name="ce2">
            <text:p>0</text:p>
          </table:table-cell>
          <table:table-cell table:number-columns-repeated="2" table:style-name="ce2"/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4">
          <table:table-cell table:style-name="ce2"/>
          <table:table-cell office:value-type="string" table:style-name="ce2">
            <text:p>arm mounting:</text:p>
          </table:table-cell>
          <table:table-cell table:number-columns-repeated="6" table:style-name="ce2"/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arm falls off leading to damage of arm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21" table:formula="of:=SUM([.D30]*[.E30])" table:style-name="ce2">
            <text:p>21</text:p>
          </table:table-cell>
          <table:table-cell table:style-name="ce2"/>
          <table:table-cell office:value-type="string" table:style-name="ce2">
            <text:p>Major issue, reevaluate testing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arm overbalances base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18" table:formula="of:=SUM([.D31]*[.E31])" table:style-name="ce2">
            <text:p>18</text:p>
          </table:table-cell>
          <table:table-cell table:style-name="ce2"/>
          <table:table-cell office:value-type="string" table:style-name="ce2">
            <text:p>Major issue, should never happen. Back of envelope calculations should be done to analyse potential moments between arm and base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4">
          <table:table-cell table:style-name="ce2"/>
          <table:table-cell office:value-type="string" table:style-name="ce2">
            <text:p>systems integration:</text:p>
          </table:table-cell>
          <table:table-cell table:number-columns-repeated="6" table:style-name="ce2"/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must and can't stop/pause SLAM without remapping room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office:value-type="float" office:value="36" table:formula="of:=SUM([.D33]*[.E33])" table:style-name="ce2">
            <text:p>36</text:p>
          </table:table-cell>
          <table:table-cell table:style-name="ce2"/>
          <table:table-cell office:value-type="string" table:style-name="ce2">
            <text:p>Group meeting, consider archetecture re-design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5">
          <table:table-cell table:style-name="ce2"/>
          <table:table-cell office:value-type="string" table:style-name="ce2">
            <text:p>object falls out of gripper often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21" table:formula="of:=SUM([.D34]*[.E34])" table:style-name="ce2">
            <text:p>21</text:p>
          </table:table-cell>
          <table:table-cell table:number-columns-repeated="2" table:style-name="ce2"/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risk: invacare remote finally dies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21" table:formula="of:=SUM([.D35]*[.E35])" table:style-name="ce2">
            <text:p>21</text:p>
          </table:table-cell>
          <table:table-cell table:style-name="ce2"/>
          <table:table-cell office:value-type="string" table:style-name="ce2">
            <text:p>reserve budget to buy new controller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Planning:</text:p>
          </table:table-cell>
          <table:table-cell table:style-name="ce1"/>
          <table:table-cell office:value-type="string" table:style-name="ce2">
            <text:p>Fiinished subsystems performance criteria not strict enough to allow for autonomous interaction between subsystems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21" table:formula="of:=SUM([.D36]*[.E36])" table:style-name="ce2">
            <text:p>21</text:p>
          </table:table-cell>
          <table:table-cell office:value-type="string" table:style-name="ce2">
            <text:p>Unacceptable performance of interaction between systems</text:p>
          </table:table-cell>
          <table:table-cell office:value-type="string" table:style-name="ce2">
            <text:p>Carefully re-evaluate performance criteria of subsystems, potentially suggest alternative subsystems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office:value-type="string" table:style-name="ce2">
            <text:p>Human:</text:p>
          </table:table-cell>
          <table:table-cell table:style-name="ce1"/>
          <table:table-cell table:number-columns-repeated="6" table:style-name="ce2"/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2">
          <table:table-cell table:style-name="ce2"/>
          <table:table-cell table:style-name="ce1"/>
          <table:table-cell office:value-type="string" table:style-name="ce2">
            <text:p>lab is frequently full of people during <text:s/>testing/development, scrambles SLAM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32" table:formula="of:=SUM([.D38]*[.E38])" table:style-name="ce2">
            <text:p>32</text:p>
          </table:table-cell>
          <table:table-cell office:value-type="string" table:style-name="ce2">
            <text:p>More than two days spent at low productivity due to people walking nearby</text:p>
          </table:table-cell>
          <table:table-cell table:style-name="ce2"/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2">
          <table:table-cell table:style-name="ce2"/>
          <table:table-cell table:style-name="ce1"/>
          <table:table-cell office:value-type="string" table:style-name="ce2">
            <text:p>Getting caught in the details of a subsystem, spending too long trying to fix unexpected issues in a subsystem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49" table:formula="of:=SUM([.D39]*[.E39])" table:style-name="ce2">
            <text:p>49</text:p>
          </table:table-cell>
          <table:table-cell office:value-type="string" table:style-name="ce2">
            <text:p>Subsystem developent time exceeded</text:p>
          </table:table-cell>
          <table:table-cell office:value-type="string" table:style-name="ce2">
            <text:p>Group meeting, analyse alternative subsystems/different ways of achieving the same thing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style-name="ce2"/>
          <table:table-cell table:style-name="ce1"/>
          <table:table-cell office:value-type="string" table:style-name="ce2">
            <text:p>risk: Tom/Dan falls ill for:</text:p>
          </table:table-cell>
          <table:table-cell table:number-columns-repeated="5" table:style-name="ce2"/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4">
          <table:table-cell table:style-name="ce2"/>
          <table:table-cell table:style-name="ce1"/>
          <table:table-cell office:value-type="string" table:style-name="ce2">
            <text:p>1 week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14" table:formula="of:=SUM([.D41]*[.E41])" table:style-name="ce2">
            <text:p>14</text:p>
          </table:table-cell>
          <table:table-cell table:style-name="ce2"/>
          <table:table-cell office:value-type="string" table:style-name="ce2">
            <text:p>Must catch up with lost work, consider extenuating circumstances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2">
          <table:table-cell table:style-name="ce2"/>
          <table:table-cell table:style-name="ce1"/>
          <table:table-cell office:value-type="string" table:style-name="ce2">
            <text:p>2-4 weeks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16" table:formula="of:=SUM([.D42]*[.E42])" table:style-name="ce2">
            <text:p>16</text:p>
          </table:table-cell>
          <table:table-cell table:style-name="ce2"/>
          <table:table-cell office:value-type="string" table:style-name="ce2">
            <text:p>Significant issue, discuss catching up, probably reduce project scope, consider extenuating circumstances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4">
          <table:table-cell table:style-name="ce2"/>
          <table:table-cell table:style-name="ce1"/>
          <table:table-cell office:value-type="string" table:style-name="ce2">
            <text:p>4-8 weeks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9" table:formula="of:=SUM([.D43]*[.E43])" table:style-name="ce2">
            <text:p>9</text:p>
          </table:table-cell>
          <table:table-cell table:style-name="ce2"/>
          <table:table-cell office:value-type="string" table:style-name="ce2">
            <text:p>Major issue, reduce scope and file for extenuating circumstances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4">
          <table:table-cell table:style-name="ce2"/>
          <table:table-cell table:style-name="ce1"/>
          <table:table-cell office:value-type="string" table:style-name="ce2">
            <text:p>8 weeks +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0" table:formula="of:=SUM([.D44]*[.E44])" table:style-name="ce2">
            <text:p>10</text:p>
          </table:table-cell>
          <table:table-cell table:style-name="ce2"/>
          <table:table-cell office:value-type="string" table:style-name="ce2">
            <text:p>Major issue, drastically reduce scope and file for extenuating circumstances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4">
          <table:table-cell table:style-name="ce2"/>
          <table:table-cell table:style-name="ce1"/>
          <table:table-cell office:value-type="string" table:style-name="ce2">
            <text:p>CAD could take longer than planned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9" table:formula="of:=SUM([.D45]*[.E45])" table:style-name="ce2">
            <text:p>9</text:p>
          </table:table-cell>
          <table:table-cell office:value-type="string" table:style-name="ce2">
            <text:p>CAD development time exceeded</text:p>
          </table:table-cell>
          <table:table-cell office:value-type="string" table:style-name="ce2">
            <text:p>Remaining workload redistributed between us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human/time:</text:p>
          </table:table-cell>
          <table:table-cell table:style-name="ce1"/>
          <table:table-cell office:value-type="string" table:style-name="ce2">
            <text:p>Systems integration takes longer than planned (applicable for interaction between every system&amp;subsystem)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49" table:formula="of:=SUM([.D46]*[.E46])" table:style-name="ce2">
            <text:p>49</text:p>
          </table:table-cell>
          <table:table-cell office:value-type="string" table:style-name="ce2">
            <text:p>Systems integration time exceeded (or looks like it will be)</text:p>
          </table:table-cell>
          <table:table-cell office:value-type="string" table:style-name="ce2">
            <text:p>Reduce scope of project, re-evaluate priority list, divert attention from lower priority tasks, look for potential off-the shelf solutions (unlikely to find any)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4">
          <table:table-cell table:style-name="ce2"/>
          <table:table-cell table:style-name="ce1"/>
          <table:table-cell office:value-type="string" table:style-name="ce2">
            <text:p>Risk: we lose access to the arm from Martin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0" table:formula="of:=SUM([.D47]*[.E47])" table:style-name="ce2">
            <text:p>10</text:p>
          </table:table-cell>
          <table:table-cell table:style-name="ce2"/>
          <table:table-cell office:value-type="string" table:style-name="ce2">
            <text:p>Unlikey and catastrophic, total re-design of project goals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4">
          <table:table-cell office:value-type="string" table:style-name="ce2">
            <text:p>Resources:</text:p>
          </table:table-cell>
          <table:table-cell table:style-name="ce1"/>
          <table:table-cell office:value-type="string" table:style-name="ce2">
            <text:p>Printers unavailable / break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formula="of:=SUM([.D48]*[.E48])" table:style-name="ce2">
            <text:p>4</text:p>
          </table:table-cell>
          <table:table-cell table:style-name="ce2"/>
          <table:table-cell office:value-type="string" table:style-name="ce2">
            <text:p>Unlikely, we have two personal printers and at least three available in University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4">
          <table:table-cell office:value-type="string" table:style-name="ce2">
            <text:p>Logistics:</text:p>
          </table:table-cell>
          <table:table-cell table:style-name="ce1"/>
          <table:table-cell office:value-type="string" table:style-name="ce2">
            <text:p>long lead times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32" table:formula="of:=SUM([.D49]*[.E49])" table:style-name="ce2">
            <text:p>32</text:p>
          </table:table-cell>
          <table:table-cell table:style-name="ce2"/>
          <table:table-cell office:value-type="string" table:style-name="ce2">
            <text:p>Plan accordingly, all long-lead items to be specified within the first week of February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can't return servos if faulty / break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36" table:formula="of:=SUM([.D50]*[.E50])" table:style-name="ce2">
            <text:p>36</text:p>
          </table:table-cell>
          <table:table-cell table:style-name="ce2"/>
          <table:table-cell office:value-type="string" table:style-name="ce2">
            <text:p>Order more servos if our surplus falls below two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can't get PCB made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8" table:formula="of:=SUM([.D51]*[.E51])" table:style-name="ce2">
            <text:p>8</text:p>
          </table:table-cell>
          <table:table-cell table:style-name="ce2"/>
          <table:table-cell office:value-type="string" table:style-name="ce2">
            <text:p>Point to point wiring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office:value-type="string" table:style-name="ce2">
            <text:p>Other:</text:p>
          </table:table-cell>
          <table:table-cell table:style-name="ce2"/>
          <table:table-cell office:value-type="string" table:style-name="ce2">
            <text:p>We lose the laptop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18" table:formula="of:=SUM([.D52]*[.E52])" table:style-name="ce2">
            <text:p>18</text:p>
          </table:table-cell>
          <table:table-cell table:style-name="ce2"/>
          <table:table-cell office:value-type="string" table:style-name="ce2">
            <text:p>Insure laptop, major issue</text:p>
          </table:table-cell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style-name="ro3">
          <table:table-cell table:number-columns-repeated="8" table:style-name="ce2"/>
          <table:table-cell table:style-name="ce1"/>
          <table:table-cell table:number-columns-repeated="1015" table:style-name="ce2"/>
          <table:table-cell table:number-columns-repeated="15360" table:style-name="ce1"/>
        </table:table-row>
        <table:table-row table:number-rows-repeated="2" table:style-name="ro3">
          <table:table-cell table:number-columns-repeated="1024" table:style-name="ce2"/>
          <table:table-cell table:number-columns-repeated="15360"/>
        </table:table-row>
        <table:table-row table:number-rows-repeated="104852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Aorus</dc:creator>
    <meta:creation-date>2018-01-05T17:48:54Z</meta:creation-date>
    <dc:date>2018-01-09T19:30:33Z</dc:date>
    <meta:print-date>2018-01-09T12:19:33Z</meta:print-date>
    <meta:editing-cycles>4</meta:editing-cycles>
    <meta:editing-duration>PT9335S</meta:editing-duration>
  </office:meta>
</office:document-meta>
</file>